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 style:snap-to-layout-grid="false">
        <style:tab-stops/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font-size="16pt" style:font-size-asian="14pt" style:font-size-complex="16pt"/>
    </style:style>
    <style:style style:name="P6" style:family="paragraph" style:parent-style-name="Header">
      <style:paragraph-properties fo:text-align="center" style:justify-single-word="false" fo:break-before="page"/>
    </style:style>
    <style:style style:name="P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size="16pt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Uniwersytet Mikołaja Kopernika</text:p>
      <text:p text:style-name="P7">w Toruniu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Łukasz Kufel</text:p>
      <text:p text:style-name="P7"/>
      <text:p text:style-name="P7"/>
      <text:p text:style-name="P1">Narzędzie WWW do projektowania i obsługi </text:p>
      <text:p text:style-name="P1">relacyjnych baz danych </text:p>
      <text:p text:style-name="P1">z możliwością pracy bezpołączeniowej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aca magisterska napisana pod kierunkiem</text:p>
      <text:p text:style-name="P3">dr hab. Krzysztofa Stencla</text:p>
      <text:p text:style-name="P3">na Wydziale Matematyki i Informatyki</text:p>
      <text:p text:style-name="P4"/>
      <text:p text:style-name="P4"/>
      <text:p text:style-name="P4"/>
      <text:p text:style-name="P4">Toruń, 2009r.</text:p>
      <text:p text:style-name="P6">Spis treści:</text:p>
      <text:p text:style-name="P8"/>
      <text:h text:style-name="P10" text:outline-level="1">Wstęp</text:h>
      <text:p text:style-name="P9"><text:tab/>Obecnie przeglądarki internetowe oferują coraz większe możliwości programistom. Przeglądarki stają się platformą do tworzenia oprogramowania, którego nie trzeba instalować na komputerze, wystarczy wpisać adres strony i można rozpocząć pracę, naukę, zabawę. Rozwój przeglądarek spowodował </text:p>
      <text:p text:style-name="P9"/>
      <text:p text:style-name="P2">Celem pracy jest stworzenie systemu do projektowania i obsługi relacyjnej bazy danych poprzez przeglądarkę. Ważną funkcjonalnością oferowaną przez aplikację będzie możliwość pracy bezpołączeniowej i późniejszej synchronizacji dokonanych zmian. Tematem badań będą też problemy synchronizacji danych po powrocie w tryb połączeniowy. Zajmę się także zagadnieniami wielodostępu do pojedynczej bazy danych oraz komunikacji użytkowników korzystających równocześnie z jednej bazy danych. Będę dążył do tego, by można było łatwo wymienić SZBD używany jako podstawa budowanego </text:p>
      <text:h text:style-name="Heading_20_1" text:outline-level="1">Ogólnie o pracy</text:h>
      <text:h text:style-name="Heading_20_2" text:outline-level="2"/>
      <text:h text:style-name="Heading_20_2" text:outline-level="2">Czym jest „Gears”</text:h>
      <text:p text:style-name="Text_20_body"/>
      <text:h text:style-name="Heading_20_3" text:outline-level="3"/>
      <text:p text:style-name="Text_20_body"/>
      <text:h text:style-name="Heading_20_1" text:outline-level="1"><text:soft-page-break/>Problem synchronizacji</text:h>
      <text:h text:style-name="Heading_20_2" text:outline-level="2">Opis problemu</text:h>
      <text:h text:style-name="Heading_20_2" text:outline-level="2">Rozwiązania</text:h>
      <text:h text:style-name="Heading_20_1" text:outline-level="1">WebDb</text:h>
      <text:h text:style-name="Heading_20_2" text:outline-level="2">Co to jest „WebDb”</text:h>
      <text:h text:style-name="Heading_20_2" text:outline-level="2">Jak wygląda od środka</text:h>
      <text:h text:style-name="Heading_20_3" text:outline-level="3">Praca połączeniowa</text:h>
      <text:h text:style-name="Heading_20_3" text:outline-level="3">Praca bezpołączeniowa</text:h>
      <text:h text:style-name="Heading_20_3" text:outline-level="3">Lokalna baza danych</text:h>
      <text:h text:style-name="Heading_20_3" text:outline-level="3">Zdalna baza danych</text:h>
      <text:h text:style-name="Heading_20_3" text:outline-level="3">Prosty moduł synchronizacji</text:h>
      <text:h text:style-name="Heading_20_3" text:outline-level="3">Rozbudowany moduł synchronizacji</text:h>
      <text:h text:style-name="Heading_20_3" text:outline-level="3"/>
      <text:h text:style-name="Heading_20_1" text:outline-level="1">Wnioski</text:h>
      <text:h text:style-name="Heading_20_2" text:outline-level="2">Co udało się osiągnąć</text:h>
      <text:h text:style-name="Heading_20_2" text:outline-level="2">-- Jak można bardziej rozbudować </text:h>
      <text:h text:style-name="Heading_20_2" text:outline-level="2">Możliwości rozwoju projektu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l" fo:country="PL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3-23T18:56:34</meta:creation-date>
    <dc:date>2009-03-23T22:59:09</dc:date>
    <meta:editing-cycles>3</meta:editing-cycles>
    <meta:editing-duration>PT4H2M37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32" meta:word-count="193" meta:character-count="1486"/>
  </office:meta>
</office:document-meta>
</file>